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line-height="200%"/>
    </style:style>
    <style:style style:name="T2" style:parent-style-name="DefaultParagraphFont" style:family="text">
      <style:text-properties style:font-name="Times New Roman" style:font-name-asian="Times New Roman" style:font-name-complex="Times New Roman"/>
    </style:style>
    <style:style style:name="P3" style:parent-style-name="Normal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4" style:parent-style-name="Normal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6" style:parent-style-name="Normal" style:family="paragraph">
      <style:paragraph-properties fo:text-align="center" fo:line-height="200%"/>
      <style:text-properties style:font-name="Times New Roman" style:font-name-asian="Times New Roman" style:font-name-complex="Times New Roman"/>
    </style:style>
    <style:style style:name="P7" style:parent-style-name="Normal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8" style:parent-style-name="Normal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9" style:parent-style-name="Normal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line-height="200%" fo:text-indent="0.5in"/>
    </style:style>
    <style:style style:name="T11" style:parent-style-name="DefaultParagraphFont" style:family="text">
      <style:text-properties style:font-name="Times New Roman" style:font-name-asian="Times New Roman" style:font-name-complex="Times New Roman"/>
    </style:style>
    <style:style style:name="T12" style:parent-style-name="DefaultParagraphFont" style:family="text">
      <style:text-properties style:font-name="Times New Roman" style:font-name-asian="Times New Roman" style:font-name-complex="Times New Roman"/>
    </style:style>
    <style:style style:name="T13" style:parent-style-name="DefaultParagraphFont" style:family="text">
      <style:text-properties style:font-name="Times New Roman" style:font-name-asian="Times New Roman" style:font-name-complex="Times New Roman"/>
    </style:style>
    <style:style style:name="T14" style:parent-style-name="DefaultParagraphFont" style:family="text">
      <style:text-properties style:font-name="Times New Roman" style:font-name-asian="Times New Roman" style:font-name-complex="Times New Roman"/>
    </style:style>
    <style:style style:name="T15" style:parent-style-name="DefaultParagraphFont" style:family="text">
      <style:text-properties style:font-name="Times New Roman" style:font-name-asian="Times New Roman" style:font-name-complex="Times New Roman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T17" style:parent-style-name="DefaultParagraphFont" style:family="text">
      <style:text-properties style:font-name="Times New Roman" style:font-name-asian="Times New Roman" style:font-name-complex="Times New Roman"/>
    </style:style>
    <style:style style:name="T18" style:parent-style-name="DefaultParagraphFont" style:family="text">
      <style:text-properties style:font-name="Times New Roman" style:font-name-asian="Times New Roman" style:font-name-complex="Times New Roman"/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T20" style:parent-style-name="DefaultParagraphFont" style:family="text">
      <style:text-properties style:font-name="Times New Roman" style:font-name-asian="Times New Roman" style:font-name-complex="Times New Roman"/>
    </style:style>
    <style:style style:name="T21" style:parent-style-name="DefaultParagraphFont" style:family="text">
      <style:text-properties style:font-name="Times New Roman" style:font-name-asian="Times New Roman" style:font-name-complex="Times New Roman"/>
    </style:style>
    <style:style style:name="T22" style:parent-style-name="DefaultParagraphFont" style:family="text">
      <style:text-properties style:font-name="Times New Roman" style:font-name-asian="Times New Roman" style:font-name-complex="Times New Roman"/>
    </style:style>
    <style:style style:name="T23" style:parent-style-name="DefaultParagraphFont" style:family="text">
      <style:text-properties style:font-name="Times New Roman" style:font-name-asian="Times New Roman" style:font-name-complex="Times New Roman"/>
    </style:style>
    <style:style style:name="T24" style:parent-style-name="DefaultParagraphFont" style:family="text">
      <style:text-properties style:font-name="Times New Roman" style:font-name-asian="Times New Roman" style:font-name-complex="Times New Roman"/>
    </style:style>
    <style:style style:name="T25" style:parent-style-name="DefaultParagraphFont" style:family="text">
      <style:text-properties style:font-name="Times New Roman" style:font-name-asian="Times New Roman" style:font-name-complex="Times New Roman"/>
    </style:style>
    <style:style style:name="T26" style:parent-style-name="DefaultParagraphFont" style:family="text">
      <style:text-properties style:font-name="Times New Roman" style:font-name-asian="Times New Roman" style:font-name-complex="Times New Roman"/>
    </style:style>
    <style:style style:name="T27" style:parent-style-name="DefaultParagraphFont" style:family="text">
      <style:text-properties style:font-name="Times New Roman" style:font-name-asian="Times New Roman" style:font-name-complex="Times New Roman"/>
    </style:style>
    <style:style style:name="T28" style:parent-style-name="DefaultParagraphFont" style:family="text">
      <style:text-properties style:font-name="Times New Roman" style:font-name-asian="Times New Roman" style:font-name-complex="Times New Roman"/>
    </style:style>
    <style:style style:name="T29" style:parent-style-name="DefaultParagraphFont" style:family="text">
      <style:text-properties style:font-name="Times New Roman" style:font-name-asian="Times New Roman" style:font-name-complex="Times New Roman"/>
    </style:style>
    <style:style style:name="T30" style:parent-style-name="DefaultParagraphFont" style:family="text">
      <style:text-properties style:font-name="Times New Roman" style:font-name-asian="Times New Roman" style:font-name-complex="Times New Roman"/>
    </style:style>
    <style:style style:name="T31" style:parent-style-name="DefaultParagraphFont" style:family="text">
      <style:text-properties style:font-name="Times New Roman" style:font-name-asian="Times New Roman" style:font-name-complex="Times New Roman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T33" style:parent-style-name="DefaultParagraphFont" style:family="text">
      <style:text-properties style:font-name="Times New Roman" style:font-name-asian="Times New Roman" style:font-name-complex="Times New Roman"/>
    </style:style>
    <style:style style:name="T34" style:parent-style-name="DefaultParagraphFont" style:family="text">
      <style:text-properties style:font-name="Times New Roman" style:font-name-asian="Times New Roman" style:font-name-complex="Times New Roman"/>
    </style:style>
    <style:style style:name="T35" style:parent-style-name="DefaultParagraphFont" style:family="text">
      <style:text-properties style:font-name="Times New Roman" style:font-name-asian="Times New Roman" style:font-name-complex="Times New Roman"/>
    </style:style>
    <style:style style:name="T36" style:parent-style-name="DefaultParagraphFont" style:family="text">
      <style:text-properties style:font-name="Times New Roman" style:font-name-asian="Times New Roman" style:font-name-complex="Times New Roman"/>
    </style:style>
    <style:style style:name="T37" style:parent-style-name="DefaultParagraphFont" style:family="text">
      <style:text-properties style:font-name="Times New Roman" style:font-name-asian="Times New Roman" style:font-name-complex="Times New Roman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T39" style:parent-style-name="DefaultParagraphFont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span text:style-name="T2">Nathan Doan</text:span></text:p>
      <text:p text:style-name="P3">Professor Chambers</text:p>
      <text:p text:style-name="P4">HIST-102-03</text:p>
      <text:p text:style-name="P5">16<text:s/>September 2024</text:p>
      <text:p text:style-name="P6">The<text:s/>Effectiveness of<text:s/>Absolutism</text:p>
      <text:p text:style-name="P7">The idea of absolute rule in the 1600s<text:s/>sprung up with the<text:s/>warping of<text:s/>cultural and political<text:s/>landscapes<text:s/>in<text:s/>Europe.<text:s/>In many regions<text:s/>of Europe,<text:s/>it was common to live under<text:s/>the rule of some<text:s/>single<text:s/>figure of power.<text:s/>Said figure of power would choose a religion for him and his subjects to worship while in the claimed region, so people in the land would have to convert or emigrate. Many wars<text:s/>in each<text:s/>region<text:s/>led to<text:s/>cultural<text:s/>diversity<text:s/>and mixed practices in small provinces, which led to<text:s/>internal conflicts and<text:s/>eventually,<text:s/>more<text:s/>war.<text:s/>As<text:s/>you can imagine, forcing people to convert or emigrate<text:s/>can<text:s/>cause much controversy and conflict<text:s/>within a given country. Monarchies watched<text:s/>all over Europe wondering why their great nations<text:s/>are<text:s/>barely a unified<text:s/>country, and critical thinkers began brainstorming a<text:s/>renewed<text:s/>age of rulership: absolutism.</text:p>
      <text:p text:style-name="P8">Absolutism is the idea of a single ruler in power, power which<text:s/>stands<text:s/>unrivaled by any legislative assembly.<text:s/>The Great<text:s/>King Louis XIV<text:s/>of France,<text:s/>one of<text:s/>the most powerful<text:s/>absolutists<text:s/>in the last 500 years,<text:s/>argued for absolutism:<text:s/>If the kingdom was a<text:s/>car, everyone would be a single unchanging gear that serves one purpose;<text:s/>while<text:s/>the king – the driver –<text:s/>is the only person competent of judgement. He believed this because it<text:s/>was<text:s/>the natural and legitimate order all things must come to,<text:s/>and it’s easy to see why King Louis believed such ideas.<text:s/>King Louis XIV grew up in the times of revolution, constantly surrounded by anger, and to make things worse, his cousin was his enemy.<text:s/>Believing that no matter what he did would<text:s/>not please the people of France,<text:s/>he carefully studied the ways of absolutism,<text:s/>then, acted slowly. To enchant the old nobles<text:s/>and to gain their loyalty,<text:s/>King Louis built the Palace of Versailles<text:s/>and invited the nobles to spend time there.<text:s/>The whole Palace, however, was a trap. Nobles would unknowingly be devoting their time and efforts towards the King, doing favors for favors.<text:s/>After gaining much trust and giving privileges to the nobles,<text:s/>King Louis’<text:s/>last part of absolutism was to make sure<text:s/>his<text:s/>neighbors couldn’t compete.<text:s/>He accomplished this by growing the state through mercantilism, increasing exports and decreasing imports in France.<text:s/>Having lived through and shown the worst of France, King Louis XIV<text:s/>accomplished his task of turning France<text:s/>into a superpower, thus ending up believing a<text:s/>falling<text:s/>nation can only be saved by their monarch.<text:s/>Nearing his death, King Louis<text:s/>XIV<text:s/>further cemented this idea by<text:s/>created a memento for his son, detailing the harsh reality and need for absolutism: Be the incorruptible judge.<text:s/>This message to his son demonstrates King Louis’ XIV belief of uncontested power.</text:p>
      <text:p text:style-name="P9">The belief<text:s/>in<text:s/>absolute and centralized power,<text:s/>to<text:s/>no surprise,<text:s/>made it to England with King James I.<text:s/>Absolutism, however, was<text:s/>enhanced through religious means, known as Divine Right: The idea monarchs received their power<text:s/>to rule<text:s/>from God.<text:s/>Stated by James I,<text:s/>the English monarchs<text:s/>believed they were God’s lieutenants, on God’s throne, as gods.<text:s/>In<text:s/>other words, it was their right to create or destroy, give life or give death,<text:s/>make rich or poor,<text:s/>and judge.<text:s/>In a simplistic view, their subjects were pawns in a game of chess<text:s/>ready for the King’s use.<text:s/>Their idea of absolute rule is like that of France’s,<text:s/>such<text:s/>that the state is the<text:s/>body,<text:s/>and the monarch is the head.<text:s/>The monarch<text:s/>(head)<text:s/>is the only entity capable of<text:s/>judging and<text:s/>capable of<text:s/>cutting<text:s/>off the corrupt and<text:s/>evil<text:s/>(limbs, if<text:s/>necessary); without the head,<text:s/>there can<text:s/>be<text:s/>no state, that is the belief of English Absolutism.<text:s/></text:p>
      <text:p text:style-name="P10"><text:span text:style-name="T11">Ruling through Absolutism has faced its challenges, and yet there have been leaders who have shown<text:s/></text:span><text:span text:style-name="T12">the</text:span><text:span text:style-name="T13"><text:s/>possib</text:span><text:span text:style-name="T14">ility</text:span><text:span text:style-name="T15"><text:s/>and bene</text:span><text:span text:style-name="T16">fits</text:span><text:span text:style-name="T17">.<text:s/></text:span><text:span text:style-name="T18">Based on the reading of James I and Louis XIV, both a</text:span><text:span text:style-name="T19">dvocated<text:s/></text:span><text:span text:style-name="T20">for the</text:span><text:span text:style-name="T21"><text:s/>uncontested</text:span><text:span text:style-name="T22"><text:s/>integration of absolutism throughout their society.</text:span><text:span text:style-name="T23"><text:s/>The kings have valid reasons to believe<text:s/></text:span><text:span text:style-name="T24">why absolutism is great</text:span><text:span text:style-name="T25">, after all, they gave birth to prestigious nation</text:span><text:span text:style-name="T26">s</text:span><text:span text:style-name="T27"><text:s/>that created new and elevated culture</text:span><text:span text:style-name="T28">s</text:span><text:span text:style-name="T29">.<text:s/></text:span><text:span text:style-name="T30">Absolutism has the power to warp a country in or out of depression</text:span><text:span text:style-name="T31">; the livelihoods of millions<text:s/></text:span><text:span text:style-name="T32">reflect the state of the country.<text:s/></text:span><text:span text:style-name="T33">During<text:s/></text:span><text:span text:style-name="T34">James I and Louis XIV reigns, both achieved glorious feats of unity</text:span><text:span text:style-name="T35"><text:s/>that inspired many absolutists</text:span><text:span text:style-name="T36">, therefore their advocacy in absolutism was rational</text:span><text:span text:style-name="T37">. However</text:span><text:span text:style-name="T38">, in the coming centuries, the truth of power slowly emerged:</text:span><text:span text:style-name="T39"><text:s/>power corrupts, and absolute power corrupts absolute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than Doan</meta:initial-creator>
    <dc:creator>Nathan Doan</dc:creator>
    <meta:creation-date>2024-09-15T04:02:00Z</meta:creation-date>
    <dc:date>2024-09-15T04:02:00Z</dc:date>
    <meta:template xlink:href="Normal.dotm" xlink:type="simple"/>
    <meta:editing-cycles>1</meta:editing-cycles>
    <meta:editing-duration>PT0S</meta:editing-duration>
    <meta:user-defined meta:name="TII_WORD_DOCUMENT_FILENAME">Assignment1_NathanD.docx</meta:user-defined>
    <meta:user-defined meta:name="TII_WORD_DOCUMENT_ID">38eb6a0c-7347-477a-931d-8983d0eeffd1</meta:user-defined>
    <meta:user-defined meta:name="TII_WORD_DOCUMENT_HASH">9a4730eb0fbefe2c8ff19916a9ddb537285ccef83d2bbac65f807dc994f539b8</meta:user-defined>
    <meta:document-statistic meta:page-count="1" meta:paragraph-count="8" meta:word-count="665" meta:character-count="4448" meta:row-count="31" meta:non-whitespace-character-count="3791"/>
  </office:meta>
</office:document-meta>
</file>